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Monaco" svg:font-family="Monaco, Menlo, 'Ubuntu Mono', Consolas, source-code-pro, monospace, 'Courier New'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d3cee" officeooo:paragraph-rsid="003d3cee"/>
    </style:style>
    <style:style style:name="P2" style:family="paragraph" style:parent-style-name="Standard">
      <style:text-properties officeooo:rsid="003eb2a6" officeooo:paragraph-rsid="003eb2a6"/>
    </style:style>
    <style:style style:name="P3" style:family="paragraph" style:parent-style-name="Standard">
      <style:text-properties officeooo:rsid="003eea79" officeooo:paragraph-rsid="003eea79"/>
    </style:style>
    <style:style style:name="P4" style:family="paragraph" style:parent-style-name="Standard">
      <style:text-properties officeooo:rsid="003efbce" officeooo:paragraph-rsid="003efbce"/>
    </style:style>
    <style:style style:name="P5" style:family="paragraph" style:parent-style-name="Standard">
      <style:text-properties officeooo:rsid="0040aa81" officeooo:paragraph-rsid="0040aa81"/>
    </style:style>
    <style:style style:name="P6" style:family="paragraph" style:parent-style-name="Standard">
      <style:text-properties officeooo:rsid="00413878" officeooo:paragraph-rsid="00413878"/>
    </style:style>
    <style:style style:name="P7" style:family="paragraph" style:parent-style-name="Standard">
      <style:text-properties officeooo:paragraph-rsid="00413878"/>
    </style:style>
    <style:style style:name="P8" style:family="paragraph" style:parent-style-name="Standard">
      <style:text-properties officeooo:rsid="00447132" officeooo:paragraph-rsid="00447132"/>
    </style:style>
    <style:style style:name="P9" style:family="paragraph" style:parent-style-name="Standard">
      <style:text-properties officeooo:rsid="004614c6" officeooo:paragraph-rsid="004614c6"/>
    </style:style>
    <style:style style:name="P10" style:family="paragraph" style:parent-style-name="Standard">
      <style:text-properties officeooo:rsid="0046e112" officeooo:paragraph-rsid="0046e112"/>
    </style:style>
    <style:style style:name="T1" style:family="text">
      <style:text-properties fo:color="#9cdcfe" style:font-name="Droid Sans Mono" fo:font-size="13.5pt" fo:font-weight="normal" fo:background-color="#1e1e1e" loext:char-shading-value="0"/>
    </style:style>
    <style:style style:name="T2" style:family="text">
      <style:text-properties fo:color="#dcdcaa" style:font-name="Droid Sans Mono" fo:font-size="13.5pt" fo:font-weight="normal" fo:background-color="#1e1e1e" loext:char-shading-value="0"/>
    </style:style>
    <style:style style:name="T3" style:family="text">
      <style:text-properties officeooo:rsid="003eea79"/>
    </style:style>
    <style:style style:name="T4" style:family="text">
      <style:text-properties fo:color="#d4d4d4" style:font-name="Droid Sans Mono" fo:font-size="13.5pt" fo:font-weight="normal" fo:background-color="#1e1e1e" loext:char-shading-value="0"/>
    </style:style>
    <style:style style:name="T5" style:family="text">
      <style:text-properties officeooo:rsid="00413878"/>
    </style:style>
    <style:style style:name="T6" style:family="text">
      <style:text-properties officeooo:rsid="0042aa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Create a folder inside loopback root called client_src and create your react app there</text:p>
      <text:p text:style-name="P1"/>
      <text:p text:style-name="P2">2)<text:span text:style-name="T3">after creating react app, in package.json of react app edit build script as</text:span></text:p>
      <text:p text:style-name="P3">"scripts": {</text:p>
      <text:p text:style-name="P3"><text:s text:c="4"/>"start": "set PORT=3001 &amp;&amp; react-scripts start",</text:p>
      <text:p text:style-name="P3"><text:s text:c="4"/>"build": "react-scripts build &amp;&amp; cp -r build/* ../client/",</text:p>
      <text:p text:style-name="P3"><text:s text:c="4"/>"test": "react-scripts test --env=jsdom",</text:p>
      <text:p text:style-name="P3"><text:s text:c="4"/>"eject": "react-scripts eject"</text:p>
      <text:p text:style-name="P3"><text:s text:c="2"/>}</text:p>
      <text:p text:style-name="P3"/>
      <text:p text:style-name="P3">buld script says cp means copy -r means recursively all files in build folder and paste it to ../client/</text:p>
      <text:p text:style-name="P3"/>
      <text:p text:style-name="P4">3)Then create build suing</text:p>
      <text:p text:style-name="P4">npm run build</text:p>
      <text:p text:style-name="P4"/>
      <text:p text:style-name="P4"/>
      <text:p text:style-name="P4">after that check if client folder of loopback has build files</text:p>
      <text:p text:style-name="P4"/>
      <text:p text:style-name="P4"/>
      <text:p text:style-name="P5">4)Now make few changes</text:p>
      <text:p text:style-name="P5">in loopback directory</text:p>
      <text:p text:style-name="P5">server-&gt;boot-&gt;root.js</text:p>
      <text:p text:style-name="P7"><text:span text:style-name="T5">in that file delete </text:span><text:span text:style-name="T1">server</text:span><text:span text:style-name="T4">.</text:span><text:span text:style-name="T1">loopback</text:span><text:span text:style-name="T4">.</text:span><text:span text:style-name="T2">status</text:span><text:span text:style-name="T4">()</text:span></text:p>
      <text:p text:style-name="P6">eg <text:span text:style-name="T6">op will look like </text:span>- </text:p>
      <text:p text:style-name="P6"/>
      <text:p text:style-name="P6">'use strict';</text:p>
      <text:p text:style-name="P6"/>
      <text:p text:style-name="P6">module.exports = function(server) {</text:p>
      <text:p text:style-name="P6"><text:s text:c="2"/>// Install a `/` route that returns server status</text:p>
      <text:p text:style-name="P6"><text:s text:c="2"/>var router = server.loopback.Router();</text:p>
      <text:p text:style-name="P6"><text:s text:c="2"/>router.get('/');</text:p>
      <text:p text:style-name="P6"><text:s text:c="2"/>server.use(router);</text:p>
      <text:p text:style-name="P6">};</text:p>
      <text:p text:style-name="P6"/>
      <text:p text:style-name="P6"/>
      <text:p text:style-name="P6"/>
      <text:p text:style-name="P8">5)Goto middleware.json file inside root </text:p>
      <text:p text:style-name="P9">change only the files part as - </text:p>
      <text:p text:style-name="P9"/>
      <text:p text:style-name="P9">"files": {</text:p>
      <text:p text:style-name="P9"><text:s text:c="4"/>"loopback#static":{</text:p>
      <text:p text:style-name="P9"><text:s text:c="6"/>"params":"$!../client"</text:p>
      <text:p text:style-name="P9"><text:s text:c="4"/>}</text:p>
      <text:p text:style-name="P9"><text:s text:c="2"/>},</text:p>
      <text:p text:style-name="P9"/>
      <text:p text:style-name="P9"/>
      <text:p text:style-name="P10">Now run loopback server using</text:p>
      <text:p text:style-name="P10">node .</text:p>
      <text:p text:style-name="P10"/>
      <text:p text:style-name="P10">You will see result in <text:a xlink:type="simple" xlink:href="http://localhost:3000/" text:style-name="Internet_20_link" text:visited-style-name="Visited_20_Internet_20_Link">http://localhost:3000/</text:a> i.e react app will show</text:p>
      <text:p text:style-name="P10"/>
      <text:p text:style-name="P10"/>
      <text:p text:style-name="P10"><text:soft-page-break/>6)Now to change our react app , change it in client_src folder and again build it, this will be our workflo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Monaco" svg:font-family="Monaco, Menlo, 'Ubuntu Mono', Consolas, source-code-pro, monospace, 'Courier New'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9:16:08.454319590</meta:creation-date>
    <dc:date>2018-07-23T19:57:21.754367438</dc:date>
    <meta:editing-duration>PT7H36M47S</meta:editing-duration>
    <meta:editing-cycles>44</meta:editing-cycles>
    <meta:generator>LibreOffice/5.1.6.2$Linux_X86_64 LibreOffice_project/10m0$Build-2</meta:generator>
    <meta:document-statistic meta:table-count="0" meta:image-count="0" meta:object-count="0" meta:page-count="2" meta:paragraph-count="35" meta:word-count="187" meta:character-count="1243" meta:non-whitespace-character-count="1047"/>
  </office:meta>
</office:document-meta>
</file>